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HowToMake</text:p>
      <text:p text:style-name="P3"/>
      <text:p text:style-name="P2"><text:span text:style-name="T1">English | [</text:span><text:span text:style-name="T2">简体中文</text:span><text:span text:style-name="T1">](HowToMake.md)</text:span></text:p>
      <text:p text:style-name="P3"/>
      <text:p text:style-name="P1">- [HowToMake](#howtomake)</text:p>
      <text:p text:style-name="P2"><text:s text:c="2"/><text:span text:style-name="T1">- [x86/arm PCIe Platform](#x86arm-pcie-platform)</text:span></text:p>
      <text:p text:style-name="P2"><text:s text:c="2"/><text:span text:style-name="T1">- [SoC Platform](#soc-platform)</text:span></text:p>
      <text:p text:style-name="P2"><text:s text:c="2"/><text:span text:style-name="T1">- [Building Using Development Docker Image](#building-using-development-docker-image)</text:span></text:p>
      <text:p text:style-name="P2"><text:s text:c="2"/><text:span text:style-name="T1">- [Compilation Results](#compilation-results)</text:span></text:p>
      <text:p text:style-name="P3"/>
      <text:p text:style-name="P1">* Note that compilation needs to be done in the sophon-stream directory.</text:p>
      <text:p text:style-name="P3"/>
      <text:p text:style-name="P1">## x86/arm PCIe Platform</text:p>
      <text:p text:style-name="P1">```bash</text:p>
      <text:p text:style-name="P1">mkdir build</text:p>
      <text:p text:style-name="P1">cd build</text:p>
      <text:p text:style-name="P1">cmake ..</text:p>
      <text:p text:style-name="P1">make -j4</text:p>
      <text:p text:style-name="P1">```</text:p>
      <text:p text:style-name="P3"/>
      <text:p text:style-name="P1">## SoC Platform</text:p>
      <text:p text:style-name="P1">Usually, when cross-compiling programs on an x86 host, you need to set up a cross-compilation environment using the SOPHON SDK on the x86 host. You will package the required header files and library files into the `sophon_sdk_soc` directory. You can either download the SOPHON SDK and package it yourself or download our pre-packaged files (choose one based on your SOC environment).</text:p>
      <text:p text:style-name="P3"/>
      <text:p text:style-name="P1">The following three files correspond to the v23.03.01, v23.05.01, and v23.07.01 versions of the official SDK.</text:p>
      <text:p text:style-name="P3"/>
      <text:p text:style-name="P1">```bash</text:p>
      <text:p text:style-name="P1">pip3 install dfss</text:p>
      <text:p text:style-name="P1">python3 -m dfss --url=open@sophgo.com:/sophon-stream/soc-sdk/soc0301.tar.gz</text:p>
      <text:p text:style-name="P1">python3 -m dfss --url=open@sophgo.com:/sophon-stream/soc-sdk/soc0501.tar.gz</text:p>
      <text:p text:style-name="P1">python3 -m dfss --url=open@sophgo.com:/sophon-stream/soc-sdk/soc0701.tar.gz</text:p>
      <text:p text:style-name="P1">```</text:p>
      <text:p text:style-name="P3"/>
      <text:p text:style-name="P1">When cross-compiling, make sure to provide the absolute path to `SOPHON_SDK_SOC`:</text:p>
      <text:p text:style-name="P3"/>
      <text:p text:style-name="P1">```bash</text:p>
      <text:p text:style-name="P1">mkdir build</text:p>
      <text:p text:style-name="P1">cd build</text:p>
      <text:p text:style-name="P1">cmake ../ -DTARGET_ARCH=soc -DSOPHON_SDK_SOC=/path/to/sophon_sdk_soc</text:p>
      <text:p text:style-name="P1">make -j4</text:p>
      <text:p text:style-name="P1">```</text:p>
      <text:p text:style-name="P3"/>
      <text:p text:style-name="P1">If the required SDK version was not provided in the previous sections, you'll need to package the `soc-sdk` by following this process. Note that for SE9 devices, sophon-img in the following command needs to be changed to sophon-img-se9, and sophon-mw needs to be changed to sophon_media.</text:p>
      <text:p text:style-name="P3"/>
      <text:p text:style-name="P1">1. Unzip the contents of the `libsophon_soc_&lt;x.y.z&gt;_aarch64.tar.gz` file located in the `sophon-img` directory of the SDK. Copy all the contents of the `lib` and `include` folders to your `soc-sdk` directory.</text:p>
      <text:p text:style-name="P3"/>
      <text:p text:style-name="P1">```bash</text:p>
      <text:p text:style-name="P1">cd sophon-img_&lt;date&gt;_&lt;hash&gt;</text:p>
      <text:p text:style-name="P1"># Create a root directory for dependency files</text:p>
      <text:p text:style-name="P1">mkdir -p soc-sdk</text:p>
      <text:p text:style-name="P1"># Unzip the 'libsophon_soc_${x.y.z}_aarch64.tar.gz' from the 'sophon-img' release package, where x.y.z is the version number.</text:p>
      <text:p text:style-name="P1"><text:soft-page-break/>tar -zxf libsophon_soc_&lt;x.y.z&gt;_aarch64.tar.gz</text:p>
      <text:p text:style-name="P1"># Copy the relevant library directories and header files to the root directory of the dependency files</text:p>
      <text:p text:style-name="P1">cp -rf libsophon_soc_&lt;x.y.z&gt;_aarch64/opt/sophon/libsophon-&lt;x.y.z&gt;/lib ${soc-sdk}</text:p>
      <text:p text:style-name="P1">cp -rf libsophon_soc_&lt;x.y.z&gt;_aarch64/opt/sophon/libsophon-&lt;x.y.z&gt;/include ${soc-sdk}</text:p>
      <text:p text:style-name="P1">```</text:p>
      <text:p text:style-name="P3"/>
      <text:p text:style-name="P1">2. Unzip the contents of the `sophon-mw-soc_&lt;x.y.z&gt;_aarch64.tar.gz` file located in the `sophon-mw` directory of the SDK. Copy all the contents of the `lib` and `include` folders under `sophon-mw` to your `soc-sdk` directory.</text:p>
      <text:p text:style-name="P3"/>
      <text:p text:style-name="P1">```bash</text:p>
      <text:p text:style-name="P1">cd sophon-mw_&lt;date&gt;_&lt;hash&gt;</text:p>
      <text:p text:style-name="P1"># Unzip the 'sophon-mw-soc_&lt;x.y.z&gt;_aarch64.tar.gz' from the 'sophon-mw' package, where x.y.z is the version number.</text:p>
      <text:p text:style-name="P1">tar -zxf sophon-mw-soc_&lt;x.y.z&gt;_aarch64.tar.gz</text:p>
      <text:p text:style-name="P1"># Copy the library directories and header files of ffmpeg and OpenCV to the root directory of the dependency files.</text:p>
      <text:p text:style-name="P1">cp -rf sophon-mw-soc_&lt;x.y.z&gt;_aarch64/opt/sophon/sophon-ffmpeg_&lt;x.y.z&gt;/lib ${soc-sdk}</text:p>
      <text:p text:style-name="P1">cp -rf sophon-mw-soc_&lt;x.y.z&gt;_aarch64/opt/sophon/sophon-ffmpeg_&lt;x.y.z&gt;/include ${soc-sdk}</text:p>
      <text:p text:style-name="P1">cp -rf sophon-mw-soc_&lt;x.y.z&gt;_aarch64/opt/sophon/sophon-opencv_&lt;x.y.z&gt;/lib ${soc-sdk}</text:p>
      <text:p text:style-name="P1">cp -rf sophon-mw-soc_&lt;x.y.z&gt;_aarch64/opt/sophon/sophon-opencv_&lt;x.y.z&gt;/include ${soc-sdk}</text:p>
      <text:p text:style-name="P1">```</text:p>
      <text:p text:style-name="P3"/>
      <text:p text:style-name="P1">## Building Using Development Docker Image</text:p>
      <text:p text:style-name="P3"/>
      <text:p text:style-name="P1">If your local environment is partially incompatible and it's inconvenient to change it, you can use the Docker image we provide for compiling.</text:p>
      <text:p text:style-name="P3"/>
      <text:p text:style-name="P1">Download the image through dfss:</text:p>
      <text:p text:style-name="P3"/>
      <text:p text:style-name="P1">```bash</text:p>
      <text:p text:style-name="P1">pip3 install dfss</text:p>
      <text:p text:style-name="P1">python3 -m dfss --url=open@sophgo.com:/sophon-stream/docker/stream_dev.tar</text:p>
      <text:p text:style-name="P1">```</text:p>
      <text:p text:style-name="P3"/>
      <text:p text:style-name="P1">If you're using Docker for the first time, you can execute the following commands to install and configure it (only for the first-time setup):</text:p>
      <text:p text:style-name="P3"/>
      <text:p text:style-name="P1">```bash</text:p>
      <text:p text:style-name="P1">sudo apt install docker.io</text:p>
      <text:p text:style-name="P1">sudo systemctl start docker</text:p>
      <text:p text:style-name="P1">sudo systemctl enable docker</text:p>
      <text:p text:style-name="P1">sudo groupadd docker</text:p>
      <text:p text:style-name="P1">sudo usermod -aG docker $USER</text:p>
      <text:p text:style-name="P1">newgrp docker</text:p>
      <text:p text:style-name="P1">```</text:p>
      <text:p text:style-name="P3"/>
      <text:p text:style-name="P1">Load the image from the downloaded image directory:</text:p>
      <text:p text:style-name="P3"/>
      <text:p text:style-name="P1">```bash</text:p>
      <text:p text:style-name="P1">docker load -i stream_dev.tar</text:p>
      <text:p text:style-name="P1">```</text:p>
      <text:p text:style-name="P3"/>
      <text:p text:style-name="P1">You can check the loaded image using `docker images`, which defaults to `stream_dev:latest`.</text:p>
      <text:p text:style-name="P3"/>
      <text:p text:style-name="P1">Create a container:</text:p>
      <text:p text:style-name="P3"/>
      <text:p text:style-name="P1"><text:soft-page-break/>```bash</text:p>
      <text:p text:style-name="P1">docker run --privileged --name stream_dev -v $PWD:/workspace -it stream_dev:latest</text:p>
      <text:p text:style-name="P1"># stream_dev is just an example name; please specify your own container name.</text:p>
      <text:p text:style-name="P1">```</text:p>
      <text:p text:style-name="P3"/>
      <text:p text:style-name="P1">The `workspace` directory in the container will be mounted to the directory of the host machine where you ran `docker run`. You can use this container to compile the project.</text:p>
      <text:p text:style-name="P3"/>
      <text:p text:style-name="P1">## Compilation Results</text:p>
      <text:p text:style-name="P3"/>
      <text:p text:style-name="P1">1. `framework` and `element` will generate dynamic link libraries in `build/lib`.</text:p>
      <text:p text:style-name="P3"/>
      <text:p text:style-name="P1">2. `samples` will generate executable files in the `build` folder within the respective sample directories. For example, `samples/yolov5` will generate the `yolov5_demo` executable file under `samples/yolov5/build`.</text:p>
      <text:p text:style-name="P3"/>
      <text:p text:style-name="P1">For PCIe platforms, you can run tests directly on the PCIe platform. For SoC platforms, you'll need to copy the dynamically linked libraries and executable files generated by cross-compilation to the SoC platform for testing.</text:p>
      <text:p text:style-name="P3"/>
      <text:p text:style-name="P1">3. After cross-compilation, when copying the compiled results to your Micro Server, make sure to maintain the directory structure. You can use the following command to directly copy the `sophon-stream` directory from your host to your Micro Server:</text:p>
      <text:p text:style-name="P3"/>
      <text:p text:style-name="P1">```bash</text:p>
      <text:p text:style-name="P1">scp -r ./sophon-stream linaro@&lt;your ip&gt;:&lt;your path&gt;</text:p>
      <text:p text:style-name="P1">```</text:p>
      <text:p text:style-name="P3"/>
      <text:p text:style-name="P5">You can set the IP address and file directory of your Micro Server as per your specific situati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2:21:31.563586628</meta:creation-date>
    <dc:date>2024-01-02T12:22:06.069660233</dc:date>
    <meta:editing-duration>PT34S</meta:editing-duration>
    <meta:editing-cycles>1</meta:editing-cycles>
    <meta:document-statistic meta:table-count="0" meta:image-count="0" meta:object-count="0" meta:page-count="3" meta:paragraph-count="90" meta:word-count="717" meta:character-count="5385" meta:non-whitespace-character-count="4761"/>
    <meta:generator>LibreOffice/6.4.7.2$Linux_X86_64 LibreOffice_project/40$Build-2</meta:generator>
  </office:meta>
</office:document-meta>
</file>